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200%" fo:text-align="start" style:justify-single-word="false"/>
      <style:text-properties fo:font-weight="bold" style:font-weight-asian="bold" style:font-weight-complex="bold"/>
    </style:style>
    <style:style style:name="P2" style:family="paragraph" style:parent-style-name="Standard">
      <style:paragraph-properties fo:line-height="100%"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fo:font-size="18pt" style:text-underline-style="none" fo:font-weight="normal" style:font-size-asian="18pt" style:font-weight-asian="normal" style:font-size-complex="18pt" style:font-weight-complex="normal"/>
    </style:style>
    <style:style style:name="P4" style:family="paragraph" style:parent-style-name="Standard">
      <style:paragraph-properties fo:line-height="200%"/>
    </style:style>
    <style:style style:name="P5" style:family="paragraph" style:parent-style-name="Standard">
      <style:paragraph-properties fo:line-height="200%" fo:text-align="center" style:justify-single-word="false"/>
    </style:style>
    <style:style style:name="P6" style:family="paragraph" style:parent-style-name="Standard">
      <style:paragraph-properties fo:line-height="200%"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leveland Express</text:p>
      <text:p text:style-name="P4">Real-Time Embedded Systems</text:p>
      <text:p text:style-name="P4">Dr. McCormick</text:p>
      <text:p text:style-name="P4">May 9, 2011</text:p>
      <text:p text:style-name="P4">Author: Elliot Schmitt</text:p>
      <text:p text:style-name="P3">-----------------------------------------------------------------------------------</text:p>
      <text:p text:style-name="P3"/>
      <text:p text:style-name="P2">Voice Test Plan</text:p>
      <text:p text:style-name="P3">-----------------------------------------------------------------------------------</text:p>
      <text:p text:style-name="P3"/>
      <text:p text:style-name="P5"/>
      <text:p text:style-name="P1">Run the Test Program “Voice_Test.adb”</text:p>
      <text:p text:style-name="P1"/>
      <text:p text:style-name="P1">Test 1</text:p>
      <text:p text:style-name="P6">Purpose: Have each voice say a phrase; test the fifo queue system for queue sizing.</text:p>
      <text:p text:style-name="P6">Input: None</text:p>
      <text:p text:style-name="P6">Expected Output: Each voice will say a phrase; then four phrases are said by one voice to test the fifo queue (that if something enqueues making the queue too long, the one that has been queued for the longest gets dropp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ndrew Schutt</meta:initial-creator>
    <meta:creation-date>2011-03-29T18:00:58</meta:creation-date>
    <dc:creator>Elliot Schmitt</dc:creator>
    <dc:date>2011-05-09T17:12:28</dc:date>
    <meta:editing-cycles>14</meta:editing-cycles>
    <meta:editing-duration>PT2H5M30S</meta:editing-duration>
    <meta:user-defined meta:name="Info 1"/>
    <meta:user-defined meta:name="Info 2"/>
    <meta:user-defined meta:name="Info 3"/>
    <meta:user-defined meta:name="Info 4"/>
    <meta:document-statistic meta:table-count="0" meta:image-count="0" meta:object-count="0" meta:page-count="1" meta:paragraph-count="13" meta:word-count="83" meta:character-count="631"/>
  </office:meta>
</office:document-meta>
</file>